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ransitions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68183663" calcext:value-type="float">
            <text:p>468,183,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2544728" calcext:value-type="float">
            <text:p>132,544,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824186" calcext:value-type="float">
            <text:p>107,824,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944765" calcext:value-type="float">
            <text:p>79,944,76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8980481" calcext:value-type="float">
            <text:p>68,980,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905016" calcext:value-type="float">
            <text:p>40,905,0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571405" calcext:value-type="float">
            <text:p>16,571,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90415" calcext:value-type="float">
            <text:p>12,490,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757622" calcext:value-type="float">
            <text:p>7,757,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459165" calcext:value-type="float">
            <text:p>7,459,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18925" calcext:value-type="float">
            <text:p>6,118,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42829" calcext:value-type="float">
            <text:p>3,342,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76766" calcext:value-type="float">
            <text:p>1,976,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7586" calcext:value-type="float">
            <text:p>1,927,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80935" calcext:value-type="float">
            <text:p>1,880,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2127" calcext:value-type="float">
            <text:p>1,562,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9615" calcext:value-type="float">
            <text:p>989,615</text:p>
          </table:table-cell>
        </table:table-row>
      </table:table>
      <table:named-expressions/>
      <table:database-ranges>
        <table:database-range table:name="__Anonymous_Sheet_DB__0" table:target-range-address="transitions_full.A1:transitions_full.C18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23:36:19.906116446</dc:date>
    <meta:editing-duration>PT12M48S</meta:editing-duration>
    <meta:editing-cycles>1</meta:editing-cycles>
    <meta:document-statistic meta:table-count="1" meta:cell-count="54" meta:object-count="0"/>
    <meta:generator>LibreOffice/24.8.5.2$Linux_X86_64 LibreOffice_project/480$Build-2</meta:generator>
  </office:meta>
</office:document-meta>
</file>